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27cm"/>
    </style:style>
    <style:style style:name="co2" style:family="table-column">
      <style:table-column-properties fo:break-before="auto" style:column-width="6.85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Experiment</text:p>
          </table:table-cell>
          <table:table-cell office:value-type="string">
            <text:p>C-slow [pF]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0633842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0409984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49113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84486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2624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0077715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274699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247555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38635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1836512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2027063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124950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138887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1269483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0824362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0827320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0800314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0357739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027547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0138105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260027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226533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2052113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177495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2151959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211694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2123852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202285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1445185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154436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1440557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4188520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4328252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419304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976554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999487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94704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783644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39400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460795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30127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4979510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61070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612513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6290684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659872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48835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5252677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5252677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544100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561744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6413355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6516293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7090105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7049365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7166780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768909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768909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768909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768909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768909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768909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768909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768909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768909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768909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768909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7689096</text:p>
          </table:table-cell>
          <table:table-cell/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516440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516440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516440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516440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516440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516440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516440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516440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516440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516440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516440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516440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516440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5164406</text:p>
          </table:table-cell>
          <table:table-cell/>
        </table:table-row>
        <table:table-row table:style-name="ro1" table:number-rows-repeated="14">
          <table:table-cell table:number-columns-repeated="3"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641215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590023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76283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4070030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646063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4144510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88778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4386044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796663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5256060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0145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0145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0145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0145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0145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0145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0145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0145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0145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0145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0145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0145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0145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0145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0145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0145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0145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0145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0145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0145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0145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0145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3014511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2558457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2558457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2558457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2558457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2558457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2558457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2558457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2558457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2558457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2558457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2558457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2558457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2558457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2558457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7.041886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923975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82194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722049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06676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28411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170650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2723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53722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257326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1683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1683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1683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1683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1683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1683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1683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1683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1683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1683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1683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1683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1683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1683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1683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1683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1683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1683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1683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1683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1683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1683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9616838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6315850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6315850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6315850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6315850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6315850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6315850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6315850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6315850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6315850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6315850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6315850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6315850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6315850</text:p>
          </table:table-cell>
          <table:table-cell/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.6315850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821980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839763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805665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722465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704164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656448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646796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645335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625960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637035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653379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647645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661378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659378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747234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763389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77706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82075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876314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908116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883685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903738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8917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92517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934281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961844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903076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894774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889739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88724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88178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90602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873484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875449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895899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866259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670126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356676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533350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405671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48572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37888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364283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436383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443129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440138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173563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137396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22751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28700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323725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373710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30883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367270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38818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0.04891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8018078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8018078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8018078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8018078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8018078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8018078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8018078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8018078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8018078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8018078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8018078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8018078</text:p>
          </table:table-cell>
          <table:table-cell/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2592505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2592505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2592505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2592505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2592505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2592505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2592505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2592505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2592505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2592505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2592505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2592505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2592505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9.2592505</text:p>
          </table:table-cell>
          <table:table-cell/>
        </table:table-row>
        <table:table-row table:style-name="ro1" table:number-rows-repeated="14">
          <table:table-cell table:number-columns-repeated="3"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5337215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6132820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8388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5072773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616290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553311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50474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292070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619516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515103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43889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43889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43889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43889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43889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43889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43889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43889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43889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43889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43889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43889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43889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43889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43889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43889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43889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43889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43889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43889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43889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43889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8.443889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6419149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6419149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6419149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6419149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6419149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6419149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6419149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6419149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6419149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6419149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6419149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6419149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6419149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6419149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6292497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3043880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283866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3556404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4137163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46122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2110139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274150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79852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596340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3201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3201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3201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3201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3201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3201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3201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3201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3201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3201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3201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3201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3201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3201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3201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3201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3201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3201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3201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3201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3201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3201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7.1320172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6.5413491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6.5413491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6.5413491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6.5413491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6.5413491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6.5413491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6.5413491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6.5413491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6.5413491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6.5413491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6.5413491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6.5413491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6.5413491</text:p>
          </table:table-cell>
          <table:table-cell/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6.5413491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51219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53971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5992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58410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566065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47631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54611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4799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60505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89245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86769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3321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44546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52656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5233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18036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093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02994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84099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0946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78406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83489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93224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13029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7281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79809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76276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67441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98071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77421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9901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72645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1982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63661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32046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28699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41380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1938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72610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7590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56650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78148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8144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04319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42084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4597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45883</text:p>
          </table:table-cell>
          <table:table-cell/>
        </table:table-row>
        <table:table-row table:style-name="ro1" table:number-rows-repeated="8">
          <table:table-cell table:number-columns-repeated="3"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586679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55875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531630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565588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25941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01465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0180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81821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4104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30276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59199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59199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59199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59199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59199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59199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59199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59199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59199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59199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59199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659199</text:p>
          </table:table-cell>
          <table:table-cell/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824234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824234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824234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824234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824234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824234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824234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824234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824234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824234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824234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824234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824234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824234</text:p>
          </table:table-cell>
          <table:table-cell/>
        </table:table-row>
        <table:table-row table:style-name="ro1" table:number-rows-repeated="14">
          <table:table-cell table:number-columns-repeated="3"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15834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87090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869016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0408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07535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56690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1234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2644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04686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34370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7095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7095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7095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7095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7095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7095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7095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7095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7095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7095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7095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7095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7095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7095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7095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7095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7095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7095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7095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7095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7095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7095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70953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1659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1659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1659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1659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1659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1659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1659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1659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1659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1659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1659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1659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1659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91659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42442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68195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61605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98781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69914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801231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65919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26399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70346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6969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812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812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812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812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812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812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812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812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812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812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812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812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812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812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812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812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812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812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812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812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812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812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738127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581628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581628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581628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581628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581628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581628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581628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581628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581628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581628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581628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581628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581628</text:p>
          </table:table-cell>
          <table:table-cell/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.58162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2057295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1656886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1133355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0957064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062240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0133192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0405092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0418554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1132930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1625470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1947626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156067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1552976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1543505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1311537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1285395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188992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1463447</text:p>
          </table:table-cell>
          <table:table-cell/>
        </table:table-row>
        <table:table-row table:style-name="ro1" table:number-rows-repeated="14">
          <table:table-cell table:number-columns-repeated="3"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091123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1036245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042067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1441824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0924096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122647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820440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947816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0113225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9605142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058913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034664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1001386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0996425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0589615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8.0301356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931624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995063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907867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920037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85888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9272110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9732557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9632455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9292007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962802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9359670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9504866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9504866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932906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9053344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928333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954323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9434220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90412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90412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90412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90412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90412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90412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90412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90412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90412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90412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90412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90412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90412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90412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90412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90412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90412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90412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90412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90412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90412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90412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890412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730815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730815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730815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730815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730815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730815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730815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730815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730815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730815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730815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730815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730815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7308151</text:p>
          </table:table-cell>
          <table:table-cell/>
        </table:table-row>
        <table:table-row table:style-name="ro1" table:number-rows-repeated="14">
          <table:table-cell table:number-columns-repeated="3"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422865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509497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531493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59927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19024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734976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553264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6344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968132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957932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1029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1029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1029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1029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1029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1029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1029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1029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1029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1029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1029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1029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1029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1029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1029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1029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1029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1029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1029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1029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1029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1029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381029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272443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272443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272443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272443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272443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272443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272443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272443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272443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272443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272443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272443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272443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7.2724431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876247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8642184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8642184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8623570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8255432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808958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7241295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7341310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607388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582417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21760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21760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21760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21760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21760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21760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21760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21760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21760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21760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21760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21760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21760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21760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21760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21760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21760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21760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21760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21760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21760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21760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6217609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4645737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4645737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4645737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4645737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4645737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4645737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4645737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4645737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4645737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4645737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4645737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4645737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4645737</text:p>
          </table:table-cell>
          <table:table-cell/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.464573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22.626474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22.626474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21.17792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21.015422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20.230234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20.06774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7.114674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4.32096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3.872044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0639996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63001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085260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632721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635554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66133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613864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622315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772406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438982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99101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3819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47084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413096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75262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28804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174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24086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601786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24674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8989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403366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23293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285880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286696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558832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601721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99052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61346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818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2514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12094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6366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537874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54630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566132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52886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489210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46700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44159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488446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44753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48219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472850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42710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421020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422781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621880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73896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662450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55661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45360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479110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446191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778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778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778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778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778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778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778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778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778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778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778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778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778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778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778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778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778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778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778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778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778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778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1.30778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91811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91811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91811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91811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91811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91811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91811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91811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91811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91811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91811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91811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91811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91811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59832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59832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59832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59832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59832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59832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59832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59832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59832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59832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59832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59832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59832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59832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569936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78859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02107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73376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0.05500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932684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54991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848831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854572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854572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03303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03303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03303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03303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03303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03303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03303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03303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03303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03303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03303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03303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03303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03303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03303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03303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03303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03303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03303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03303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03303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03303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903303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5456976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5456976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5456976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5456976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5456976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5456976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5456976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5456976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5456976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5456976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5456976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5456976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5456976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5456976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2031946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3890833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353564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1555531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1940735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0570954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4016288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345481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344508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344508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232522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232522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232522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232522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232522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232522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232522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232522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232522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232522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232522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232522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232522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232522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232522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232522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232522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232522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232522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232522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232522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232522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9.2325227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8.842471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8.842471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8.842471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8.842471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8.842471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8.842471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8.842471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8.842471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8.842471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8.842471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8.842471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8.842471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8.8424719</text:p>
          </table:table-cell>
          <table:table-cell/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8.8424719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20443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35350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5445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788064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23241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49050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09429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80272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04725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04725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11802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798122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69549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9581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2426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31481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760583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6270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0607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69163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54591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10321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796389</text:p>
          </table:table-cell>
          <table:table-cell/>
        </table:table-row>
        <table:table-row table:style-name="ro1" table:number-rows-repeated="9">
          <table:table-cell table:number-columns-repeated="3"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79284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774095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50619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77721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14093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58630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10019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67928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64594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85113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785625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782083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41754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77984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79667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26700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29883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28095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17980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55703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79072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83852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7990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837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46251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65164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01713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27314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33801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2354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1318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8395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05129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04339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22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22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22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22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22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22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22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22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22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22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22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22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22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22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22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22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22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22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22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22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22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22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122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66029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66029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66029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66029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66029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66029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66029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66029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66029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66029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66029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66029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66029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66029</text:p>
          </table:table-cell>
          <table:table-cell/>
        </table:table-row>
        <table:table-row table:style-name="ro1" table:number-rows-repeated="14">
          <table:table-cell table:number-columns-repeated="3"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243013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25731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7151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18431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4469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48840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14895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20594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99563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24405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0501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0501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0501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0501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0501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0501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0501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0501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0501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0501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0501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0501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0501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0501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0501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0501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0501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0501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0501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0501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0501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0501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4.00501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44614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44614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44614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44614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44614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44614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44614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44614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44614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44614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44614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44614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44614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844614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40506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66679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60383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33668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4279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9612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417796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97364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60892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60091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833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833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833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833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833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833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833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833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833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833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833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833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833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833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833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833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833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833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833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833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833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833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8335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1646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1646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1646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1646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1646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1646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1646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1646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1646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1646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1646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1646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16467</text:p>
          </table:table-cell>
          <table:table-cell/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.316467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006646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984270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96884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99176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955488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000863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01551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050486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99776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007464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085679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0869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3647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23489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29119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280899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02247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229359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20072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9909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74308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25906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70438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57688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3566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82803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3358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3717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4020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50166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2072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36737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093643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079799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093730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3243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077073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083624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023774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04763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042124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035560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06278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97970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57249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48636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43718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3552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0251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06318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089739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40228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22280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2228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097918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4018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166443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240300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1.229059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98007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942647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915007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930706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919706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85128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85128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85128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85128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85128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85128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85128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85128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85128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85128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85128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85128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85128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85128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85128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85128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85128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85128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85128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85128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85128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85128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85128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765530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765530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765530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765530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765530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765530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765530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765530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765530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765530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765530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765530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765530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765530</text:p>
          </table:table-cell>
          <table:table-cell/>
        </table:table-row>
        <table:table-row table:style-name="ro1" table:number-rows-repeated="14">
          <table:table-cell table:number-columns-repeated="3"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543954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516756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9129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8452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511549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74350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6356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54570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8913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8913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494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494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494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494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494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494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494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494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494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494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494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494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494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494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494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494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494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494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494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494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494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494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44494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29818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29818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29818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29818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29818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29818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29818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29818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29818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29818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29818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29818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29818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298182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102670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139235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83949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26376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6097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50883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00828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14933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2041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17527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4307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4307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4307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4307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4307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4307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4307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4307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4307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4307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4307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4307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4307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4307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4307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4307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4307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4307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4307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4307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4307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4307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43071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51114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51114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51114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51114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51114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51114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51114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51114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51114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51114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51114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51114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51114</text:p>
          </table:table-cell>
          <table:table-cell/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.051114</text:p>
          </table:table-cell>
          <table:table-cell/>
        </table:table-row>
      </table:table>
      <table:table table:name="Rseal" table:style-name="ta1" table:print="false">
        <table:table-column table:style-name="co4" table:number-columns-repeated="2" table:default-cell-style-name="Default"/>
        <table:table-row table:style-name="ro1">
          <table:table-cell office:value-type="string">
            <text:p>Experiment</text:p>
          </table:table-cell>
          <table:table-cell office:value-type="string">
            <text:p>Avg(Rt-plot) [MΩ]</text:p>
          </table:table-cell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1044.3523</text:p>
          </table:table-cell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1961.2256</text:p>
          </table:table-cell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2620.9846</text:p>
          </table:table-cell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1729.7947</text:p>
          </table:table-cell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6359.3559</text:p>
          </table:table-cell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2960.8114</text:p>
          </table:table-cell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3126.7533</text:p>
          </table:table-cell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2248.8471</text:p>
          </table:table-cell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2674.7035</text:p>
          </table:table-cell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2363.5274</text:p>
          </table:table-cell>
        </table:table-row>
        <table:table-row table:style-name="ro1">
          <table:table-cell office:value-type="string">
            <text:p>Exp 2055.2.3 (AA43279:6)</text:p>
          </table:table-cell>
          <table:table-cell office:value-type="string">
            <text:p>4762.8831</text:p>
          </table:table-cell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2745.1311</text:p>
          </table:table-cell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746.5954</text:p>
          </table:table-cell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732.8526</text:p>
          </table:table-cell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523.6073</text:p>
          </table:table-cell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2567.6710</text:p>
          </table:table-cell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2131.4868</text:p>
          </table:table-cell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2732.7342</text:p>
          </table:table-cell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1687.7441</text:p>
          </table:table-cell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2588.7851</text:p>
          </table:table-cell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3195.6257</text:p>
          </table:table-cell>
        </table:table-row>
        <table:table-row table:style-name="ro1">
          <table:table-cell office:value-type="string">
            <text:p>Exp 2055.2.4 (AA43279:6)</text:p>
          </table:table-cell>
          <table:table-cell office:value-type="string">
            <text:p>2994.0250</text:p>
          </table:table-cell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983.85926</text:p>
          </table:table-cell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84.4392</text:p>
          </table:table-cell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29.8591</text:p>
          </table:table-cell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880.25542</text:p>
          </table:table-cell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891.41651</text:p>
          </table:table-cell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455.4402</text:p>
          </table:table-cell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043.9127</text:p>
          </table:table-cell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448.7392</text:p>
          </table:table-cell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3036.0471</text:p>
          </table:table-cell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652.7247</text:p>
          </table:table-cell>
        </table:table-row>
        <table:table-row table:style-name="ro1">
          <table:table-cell office:value-type="string">
            <text:p>Exp 2055.3.3 (AA43279:6)</text:p>
          </table:table-cell>
          <table:table-cell office:value-type="string">
            <text:p>1780.6700</text:p>
          </table:table-cell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2740.3404</text:p>
          </table:table-cell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3546.8184</text:p>
          </table:table-cell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2762.1556</text:p>
          </table:table-cell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2279.5241</text:p>
          </table:table-cell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5054.9827</text:p>
          </table:table-cell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2585.5493</text:p>
          </table:table-cell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6404.1646</text:p>
          </table:table-cell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3324.8264</text:p>
          </table:table-cell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5950.1274</text:p>
          </table:table-cell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5939.0459</text:p>
          </table:table-cell>
        </table:table-row>
        <table:table-row table:style-name="ro1">
          <table:table-cell office:value-type="string">
            <text:p>Exp 2138.1.1 (AA43279:6)</text:p>
          </table:table-cell>
          <table:table-cell office:value-type="string">
            <text:p>3802.8815</text:p>
          </table:table-cell>
        </table:table-row>
        <table:table-row table:style-name="ro1">
          <table:table-cell office:value-type="string">
            <text:p>Exp 2138.1.3 (AA43279:6)</text:p>
          </table:table-cell>
          <table:table-cell office:value-type="float" office:value="12133067">
            <text:p>12133067</text:p>
          </table:table-cell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3663.2956</text:p>
          </table:table-cell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2279.6646</text:p>
          </table:table-cell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4151.1892</text:p>
          </table:table-cell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4368.2980</text:p>
          </table:table-cell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3933.0947</text:p>
          </table:table-cell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4773.4308</text:p>
          </table:table-cell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368.0815</text:p>
          </table:table-cell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990.0816</text:p>
          </table:table-cell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757.3436</text:p>
          </table:table-cell>
        </table:table-row>
        <table:table-row table:style-name="ro1">
          <table:table-cell office:value-type="string">
            <text:p>Exp 2138.1.3 (AA43279:6)</text:p>
          </table:table-cell>
          <table:table-cell office:value-type="string">
            <text:p>1557.8092</text:p>
          </table:table-cell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860.3756</text:p>
          </table:table-cell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896.4937</text:p>
          </table:table-cell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317.1081</text:p>
          </table:table-cell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2117.0538</text:p>
          </table:table-cell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653.0669</text:p>
          </table:table-cell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2093.0466</text:p>
          </table:table-cell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743.1150</text:p>
          </table:table-cell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4511.4757</text:p>
          </table:table-cell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766.3992</text:p>
          </table:table-cell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665.3041</text:p>
          </table:table-cell>
        </table:table-row>
        <table:table-row table:style-name="ro1">
          <table:table-cell office:value-type="string">
            <text:p>Exp 2138.3.2 (AA43279:6)</text:p>
          </table:table-cell>
          <table:table-cell office:value-type="string">
            <text:p>1733.5524</text:p>
          </table:table-cell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383.6835</text:p>
          </table:table-cell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589.2180</text:p>
          </table:table-cell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2666.6522</text:p>
          </table:table-cell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903.56090</text:p>
          </table:table-cell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50.6174</text:p>
          </table:table-cell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594.7925</text:p>
          </table:table-cell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081.5067</text:p>
          </table:table-cell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2719.0277</text:p>
          </table:table-cell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464.2243</text:p>
          </table:table-cell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393.5407</text:p>
          </table:table-cell>
        </table:table-row>
        <table:table-row table:style-name="ro1">
          <table:table-cell office:value-type="string">
            <text:p>Exp 2138.3.4 (AA43279:6)</text:p>
          </table:table-cell>
          <table:table-cell office:value-type="string">
            <text:p>1419.7295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19-03-2018</text:date>, <text:time>13:0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03M08S</meta:editing-duration>
    <meta:editing-cycles>3</meta:editing-cycles>
    <meta:generator>OpenOffice.org/3.2$Win32 OpenOffice.org_project/320m12$Build-9483</meta:generator>
    <dc:date>2018-03-19T13:01:12.19</dc:date>
    <dc:creator>Kristen Frederiksen</dc:creator>
    <meta:document-statistic meta:table-count="3" meta:cell-count="2764" meta:object-count="0"/>
    <meta:user-defined meta:name="Info 1"/>
    <meta:user-defined meta:name="Info 2"/>
    <meta:user-defined meta:name="Info 3"/>
    <meta:user-defined meta:name="Info 4"/>
  </office:meta>
</office:document-meta>
</file>